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25-02-2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23-12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21-12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18-01-24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4544" calcext:value-type="float">
            <text:p>47.0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98" calcext:value-type="float">
            <text:p>47.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2208" calcext:value-type="float">
            <text:p>46.6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8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501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